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>
      <style:text-properties fo:font-weight="bold" style:font-weight-asian="bold" style:font-weight-complex="bold"/>
    </style:style>
    <style:style style:name="T6_35" style:family="text">
      <style:text-properties fo:font-weight="bold" style:font-weight-asian="bold" style:font-weight-complex="bold"/>
    </style:style>
    <style:style style:name="T6_36" style:family="text">
      <style:text-properties fo:font-weight="bold" style:font-weight-asian="bold" style:font-weight-complex="bold"/>
    </style:style>
    <style:style style:name="T6_37" style:family="text">
      <style:text-properties fo:font-weight="bold" style:font-weight-asian="bold" style:font-weight-complex="bold"/>
    </style:style>
    <style:style style:name="T6_38" style:family="text">
      <style:text-properties fo:font-weight="bold" style:font-weight-asian="bold" style:font-weight-complex="bold"/>
    </style:style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>
      <style:text-properties fo:font-weight="bold" style:font-weight-asian="bold" style:font-weight-complex="bold"/>
    </style:style>
    <style:style style:name="T6_48" style:family="text">
      <style:text-properties fo:font-weight="bold" style:font-weight-asian="bold" style:font-weight-complex="bold"/>
    </style:style>
    <style:style style:name="T6_49" style:family="text">
      <style:text-properties fo:font-weight="bold" style:font-weight-asian="bold" style:font-weight-complex="bold"/>
    </style:style>
    <style:style style:name="T6_50" style:family="text">
      <style:text-properties fo:font-weight="bold" style:font-weight-asian="bold" style:font-weight-complex="bold"/>
    </style:style>
    <style:style style:name="T6_51" style:family="text">
      <style:text-properties fo:font-weight="bold" style:font-weight-asian="bold" style:font-weight-complex="bold"/>
    </style:style>
    <style:style style:name="T6_52" style:family="text"/>
    <style:style style:name="T6_53" style:family="text"/>
    <style:style style:name="T6_54" style:family="text"/>
    <style:style style:name="T6_55" style:family="text">
      <style:text-properties fo:font-weight="bold" style:font-weight-asian="bold" style:font-weight-complex="bold"/>
    </style:style>
    <style:style style:name="T6_56" style:family="text">
      <style:text-properties fo:font-weight="bold" style:font-weight-asian="bold" style:font-weight-complex="bold"/>
    </style:style>
    <style:style style:name="T6_57" style:family="text">
      <style:text-properties fo:font-weight="bold" style:font-weight-asian="bold" style:font-weight-complex="bold"/>
    </style:style>
    <style:style style:name="T6_58" style:family="text">
      <style:text-properties fo:font-weight="bold" style:font-weight-asian="bold" style:font-weight-complex="bold"/>
    </style:style>
    <style:style style:name="T6_59" style:family="text">
      <style:text-properties fo:font-weight="bold" style:font-weight-asian="bold" style:font-weight-complex="bold"/>
    </style:style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>
      <style:text-properties fo:font-weight="bold" style:font-weight-asian="bold" style:font-weight-complex="bold"/>
    </style:style>
    <style:style style:name="T6_96" style:family="text">
      <style:text-properties fo:font-weight="bold" style:font-weight-asian="bold" style:font-weight-complex="bold"/>
    </style:style>
    <style:style style:name="T6_97" style:family="text">
      <style:text-properties fo:font-weight="bold" style:font-weight-asian="bold" style:font-weight-complex="bold"/>
    </style:style>
    <style:style style:name="T6_98" style:family="text">
      <style:text-properties fo:font-weight="bold" style:font-weight-asian="bold" style:font-weight-complex="bold"/>
    </style:style>
    <style:style style:name="T6_99" style:family="text">
      <style:text-properties fo:font-weight="bold" style:font-weight-asian="bold" style:font-weight-complex="bold"/>
    </style:style>
    <style:style style:name="T6_100" style:family="text">
      <style:text-properties fo:font-weight="bold" style:font-weight-asian="bold" style:font-weight-complex="bold"/>
    </style:style>
    <style:style style:name="T6_101" style:family="text">
      <style:text-properties fo:font-weight="bold" style:font-weight-asian="bold" style:font-weight-complex="bold"/>
    </style:style>
    <style:style style:name="T6_102" style:family="text">
      <style:text-properties fo:font-weight="bold" style:font-weight-asian="bold" style:font-weight-complex="bold"/>
    </style:style>
    <style:style style:name="T6_103" style:family="text">
      <style:text-properties fo:font-weight="bold" style:font-weight-asian="bold" style:font-weight-complex="bold"/>
    </style:style>
    <style:style style:name="T6_104" style:family="text">
      <style:text-properties fo:font-weight="bold" style:font-weight-asian="bold" style:font-weight-complex="bold"/>
    </style:style>
    <style:style style:name="T6_105" style:family="text">
      <style:text-properties fo:font-weight="bold" style:font-weight-asian="bold" style:font-weight-complex="bold"/>
    </style:style>
    <style:style style:name="T6_106" style:family="text">
      <style:text-properties fo:font-weight="bold" style:font-weight-asian="bold" style:font-weight-complex="bold"/>
    </style:style>
    <style:style style:name="T6_107" style:family="text">
      <style:text-properties fo:font-weight="bold" style:font-weight-asian="bold" style:font-weight-complex="bold"/>
    </style:style>
    <style:style style:name="T6_108" style:family="text">
      <style:text-properties fo:font-weight="bold" style:font-weight-asian="bold" style:font-weight-complex="bold"/>
    </style:style>
    <style:style style:name="T6_109" style:family="text">
      <style:text-properties fo:font-weight="bold" style:font-weight-asian="bold" style:font-weight-complex="bold"/>
    </style:style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ontevideo</text:span><text:span text:style-name="T1_2"><text:s/>3<text:s/></text:span><text:span text:style-name="T1_3">de</text:span><text:span text:style-name="T1_4"><text:s/></text:span><text:span text:style-name="T1_5">julio</text:span><text:span text:style-name="T1_6"><text:s/></text:span><text:span text:style-name="T1_7">de</text:span><text:span text:style-name="T1_8"><text:s/>2013</text:span></text:p>
      <text:p text:style-name="P2"><text:span text:style-name="T2_1"><text:s/></text:span></text:p>
      <text:p text:style-name="P3"><text:span text:style-name="T3_1">Sr</text:span><text:span text:style-name="T3_2">.<text:s/></text:span><text:span text:style-name="T3_3">Decano</text:span><text:span text:style-name="T3_4"><text:s/></text:span><text:span text:style-name="T3_5">de</text:span><text:span text:style-name="T3_6"><text:s/></text:span><text:span text:style-name="T3_7">la</text:span><text:span text:style-name="T3_8"><text:s/></text:span><text:span text:style-name="T3_9">Facultad</text:span><text:span text:style-name="T3_10"><text:s/></text:span><text:span text:style-name="T3_11">de</text:span><text:span text:style-name="T3_12"><text:s/></text:span><text:span text:style-name="T3_13">Ingeniería</text:span></text:p>
      <text:p text:style-name="P4"><text:span text:style-name="T4_1">Don</text:span><text:span text:style-name="T4_2"><text:s text:c="2"/></text:span><text:span text:style-name="T4_3">&lt;</text:span><text:span text:style-name="T4_4">Destinatario</text:span><text:span text:style-name="T4_5">&gt;</text:span></text:p>
      <text:p text:style-name="P5"><text:span text:style-name="T5_1">De</text:span><text:span text:style-name="T5_2"><text:s/></text:span><text:span text:style-name="T5_3">mi</text:span><text:span text:style-name="T5_4"><text:s/></text:span><text:span text:style-name="T5_5">mayor</text:span><text:span text:style-name="T5_6"><text:s/></text:span><text:span text:style-name="T5_7">consideración</text:span><text:span text:style-name="T5_8">:</text:span></text:p>
      <text:p text:style-name="P6"><text:span text:style-name="T6_1"><text:s text:c="59"/><text:tab/></text:span><text:span text:style-name="T6_2">La</text:span><text:span text:style-name="T6_3"><text:s/></text:span><text:span text:style-name="T6_4">que</text:span><text:span text:style-name="T6_5"><text:s/></text:span><text:span text:style-name="T6_6">suscribe</text:span><text:span text:style-name="T6_7"><text:s/></text:span><text:span text:style-name="T6_8">&lt;</text:span><text:span text:style-name="T6_9">Tu</text:span><text:span text:style-name="T6_10"><text:s/></text:span><text:span text:style-name="T6_11">nombre</text:span><text:span text:style-name="T6_12"><text:s/></text:span><text:span text:style-name="T6_13">completo</text:span><text:span text:style-name="T6_14">&gt;</text:span><text:span text:style-name="T6_15"><text:s/></text:span><text:span text:style-name="T6_16">cédula</text:span><text:span text:style-name="T6_17"><text:s/></text:span><text:span text:style-name="T6_18">de</text:span><text:span text:style-name="T6_19"><text:s/></text:span><text:span text:style-name="T6_20">identidad</text:span><text:span text:style-name="T6_21"><text:s/></text:span><text:span text:style-name="T6_22">&lt;</text:span><text:span text:style-name="T6_23">Tu</text:span><text:span text:style-name="T6_24"><text:s/></text:span><text:span text:style-name="T6_25">C</text:span><text:span text:style-name="T6_26">.</text:span><text:span text:style-name="T6_27">I</text:span><text:span text:style-name="T6_28">.&gt;</text:span><text:span text:style-name="T6_29">,<text:s/></text:span><text:span text:style-name="T6_30">alumno</text:span><text:span text:style-name="T6_31">/</text:span><text:span text:style-name="T6_32">a</text:span><text:span text:style-name="T6_33"><text:s/></text:span><text:span text:style-name="T6_34">&lt;</text:span><text:span text:style-name="T6_35">Según</text:span><text:span text:style-name="T6_36"><text:s/></text:span><text:span text:style-name="T6_37">corresponda</text:span><text:span text:style-name="T6_38">&gt;</text:span><text:span text:style-name="T6_39"><text:s/></text:span><text:span text:style-name="T6_40">de</text:span><text:span text:style-name="T6_41"><text:s/></text:span><text:span text:style-name="T6_42">la</text:span><text:span text:style-name="T6_43"><text:s/></text:span><text:span text:style-name="T6_44">carrera</text:span><text:span text:style-name="T6_45"><text:s/></text:span><text:span text:style-name="T6_46">Ingeniería</text:span><text:span text:style-name="T6_47"><text:s/>&lt;<text:s/></text:span><text:span text:style-name="T6_48">según</text:span><text:span text:style-name="T6_49"><text:s/></text:span><text:span text:style-name="T6_50">correspondas</text:span><text:span text:style-name="T6_51">&gt;</text:span><text:span text:style-name="T6_52"><text:s/>(</text:span><text:span text:style-name="T6_53">generación</text:span><text:span text:style-name="T6_54"><text:s/></text:span><text:span text:style-name="T6_55">&lt;</text:span><text:span text:style-name="T6_56">según</text:span><text:span text:style-name="T6_57"><text:s/></text:span><text:span text:style-name="T6_58">corresponda</text:span><text:span text:style-name="T6_59">&gt;</text:span><text:span text:style-name="T6_60">)<text:s/></text:span><text:span text:style-name="T6_61">le</text:span><text:span text:style-name="T6_62"><text:s/></text:span><text:span text:style-name="T6_63">solicita</text:span><text:span text:style-name="T6_64"><text:s/></text:span><text:span text:style-name="T6_65">la</text:span><text:span text:style-name="T6_66"><text:s/></text:span><text:span text:style-name="T6_67">debida</text:span><text:span text:style-name="T6_68"><text:s/></text:span><text:span text:style-name="T6_69">autorización</text:span><text:span text:style-name="T6_70"><text:s/></text:span><text:span text:style-name="T6_71">para</text:span><text:span text:style-name="T6_72"><text:s/></text:span><text:span text:style-name="T6_73">cursar</text:span><text:span text:style-name="T6_74"><text:s/></text:span><text:span text:style-name="T6_75">la</text:span><text:span text:style-name="T6_76"><text:s/></text:span><text:span text:style-name="T6_77">materia</text:span><text:span text:style-name="T6_78"><text:s/>&lt;</text:span><text:span text:style-name="T6_79">materia</text:span><text:span text:style-name="T6_80"><text:s/></text:span><text:span text:style-name="T6_81">a</text:span><text:span text:style-name="T6_82"><text:s/></text:span><text:span text:style-name="T6_83">cursar</text:span><text:span text:style-name="T6_84">&gt;,<text:s/></text:span><text:span text:style-name="T6_85">sin</text:span><text:span text:style-name="T6_86"><text:s/></text:span><text:span text:style-name="T6_87">haber</text:span><text:span text:style-name="T6_88"><text:s/></text:span><text:span text:style-name="T6_89">aprobado</text:span><text:span text:style-name="T6_90"><text:s/></text:span><text:span text:style-name="T6_91">la</text:span><text:span text:style-name="T6_92"><text:s/></text:span><text:span text:style-name="T6_93">asignatura</text:span><text:span text:style-name="T6_94"><text:s/></text:span><text:span text:style-name="T6_95">&lt;</text:span><text:span text:style-name="T6_96">la</text:span><text:span text:style-name="T6_97"><text:s/></text:span><text:span text:style-name="T6_98">materia</text:span><text:span text:style-name="T6_99"><text:s/></text:span><text:span text:style-name="T6_100">o</text:span><text:span text:style-name="T6_101"><text:s/></text:span><text:span text:style-name="T6_102">asignatura</text:span><text:span text:style-name="T6_103"><text:s/></text:span><text:span text:style-name="T6_104">que</text:span><text:span text:style-name="T6_105"><text:s/></text:span><text:span text:style-name="T6_106">te</text:span><text:span text:style-name="T6_107"><text:s/></text:span><text:span text:style-name="T6_108">falta</text:span><text:span text:style-name="T6_109">&gt;</text:span><text:span text:style-name="T6_110">,<text:s/></text:span><text:span text:style-name="T6_111">aunque</text:span><text:span text:style-name="T6_112"><text:s/></text:span><text:span text:style-name="T6_113">se</text:span><text:span text:style-name="T6_114"><text:s/></text:span><text:span text:style-name="T6_115">logró</text:span><text:span text:style-name="T6_116"><text:s/></text:span><text:span text:style-name="T6_117">llegar</text:span><text:span text:style-name="T6_118"><text:s/></text:span><text:span text:style-name="T6_119">al</text:span><text:span text:style-name="T6_120"><text:s/></text:span><text:span text:style-name="T6_121">curso</text:span><text:span text:style-name="T6_122">,<text:s/></text:span><text:span text:style-name="T6_123">lo</text:span><text:span text:style-name="T6_124"><text:s/></text:span><text:span text:style-name="T6_125">que</text:span><text:span text:style-name="T6_126"><text:s/></text:span><text:span text:style-name="T6_127">habilitó</text:span><text:span text:style-name="T6_128"><text:s/></text:span><text:span text:style-name="T6_129">rendir</text:span><text:span text:style-name="T6_130"><text:s/></text:span><text:span text:style-name="T6_131">dicho</text:span><text:span text:style-name="T6_132"><text:s/></text:span><text:span text:style-name="T6_133">examen</text:span><text:span text:style-name="T6_134"><text:s/></text:span><text:span text:style-name="T6_135">en</text:span><text:span text:style-name="T6_136"><text:s/></text:span><text:span text:style-name="T6_137">el</text:span><text:span text:style-name="T6_138"><text:s/></text:span><text:span text:style-name="T6_139">día</text:span><text:span text:style-name="T6_140"><text:s/></text:span><text:span text:style-name="T6_141">de</text:span><text:span text:style-name="T6_142"><text:s/></text:span><text:span text:style-name="T6_143">hoy</text:span><text:span text:style-name="T6_144">.</text:span></text:p>
      <text:p text:style-name="P7"><text:span text:style-name="T7_1">&lt;</text:span><text:span text:style-name="T7_2">Por</text:span><text:span text:style-name="T7_3"><text:s/></text:span><text:span text:style-name="T7_4">que</text:span><text:span text:style-name="T7_5"><text:s/></text:span><text:span text:style-name="T7_6">soliciticas</text:span><text:span text:style-name="T7_7"><text:s/>&gt;</text:span><text:span text:style-name="T7_8"><text:s/></text:span><text:span text:style-name="T7_9">por</text:span><text:span text:style-name="T7_10"><text:s/></text:span><text:span text:style-name="T7_11">ejemplo</text:span><text:span text:style-name="T7_12"><text:s/>“</text:span><text:span text:style-name="T7_13">Esta</text:span><text:span text:style-name="T7_14"><text:s/></text:span><text:span text:style-name="T7_15">petición</text:span><text:span text:style-name="T7_16"><text:s/></text:span><text:span text:style-name="T7_17">se</text:span><text:span text:style-name="T7_18"><text:s/></text:span><text:span text:style-name="T7_19">realiza</text:span><text:span text:style-name="T7_20"><text:s/></text:span><text:span text:style-name="T7_21">en</text:span><text:span text:style-name="T7_22"><text:s/></text:span><text:span text:style-name="T7_23">caso</text:span><text:span text:style-name="T7_24"><text:s/></text:span><text:span text:style-name="T7_25">de</text:span><text:span text:style-name="T7_26"><text:s/></text:span><text:span text:style-name="T7_27">no</text:span><text:span text:style-name="T7_28"><text:s/></text:span><text:span text:style-name="T7_29">haber</text:span><text:span text:style-name="T7_30"><text:s/></text:span><text:span text:style-name="T7_31">sido</text:span><text:span text:style-name="T7_32"><text:s/></text:span><text:span text:style-name="T7_33">favorable</text:span><text:span text:style-name="T7_34"><text:s/></text:span><text:span text:style-name="T7_35">su</text:span><text:span text:style-name="T7_36"><text:s/></text:span><text:span text:style-name="T7_37">resultado</text:span><text:span text:style-name="T7_38">.<text:s/></text:span><text:span text:style-name="T7_39">La</text:span><text:span text:style-name="T7_40"><text:s/></text:span><text:span text:style-name="T7_41">urgencia</text:span><text:span text:style-name="T7_42"><text:s/></text:span><text:span text:style-name="T7_43">de</text:span><text:span text:style-name="T7_44"><text:s/></text:span><text:span text:style-name="T7_45">esta</text:span><text:span text:style-name="T7_46"><text:s/></text:span><text:span text:style-name="T7_47">gestión</text:span><text:span text:style-name="T7_48"><text:s/></text:span><text:span text:style-name="T7_49">se</text:span><text:span text:style-name="T7_50"><text:s/></text:span><text:span text:style-name="T7_51">respalda</text:span><text:span text:style-name="T7_52"><text:s/></text:span><text:span text:style-name="T7_53">en</text:span><text:span text:style-name="T7_54"><text:s/></text:span><text:span text:style-name="T7_55">que</text:span><text:span text:style-name="T7_56"><text:s/></text:span><text:span text:style-name="T7_57">el</text:span><text:span text:style-name="T7_58"><text:s/></text:span><text:span text:style-name="T7_59">período</text:span><text:span text:style-name="T7_60"><text:s/></text:span><text:span text:style-name="T7_61">de</text:span><text:span text:style-name="T7_62"><text:s/></text:span><text:span text:style-name="T7_63">publicación</text:span><text:span text:style-name="T7_64"><text:s/></text:span><text:span text:style-name="T7_65">reglamentario</text:span><text:span text:style-name="T7_66"><text:s/></text:span><text:span text:style-name="T7_67">excede</text:span><text:span text:style-name="T7_68"><text:s/></text:span><text:span text:style-name="T7_69">al</text:span><text:span text:style-name="T7_70"><text:s/></text:span><text:span text:style-name="T7_71">de</text:span><text:span text:style-name="T7_72"><text:s/></text:span><text:span text:style-name="T7_73">inscripción</text:span><text:span text:style-name="T7_74">.”</text:span></text:p>
      <text:p text:style-name="P8"><text:span text:style-name="T8_1"><text:s/></text:span></text:p>
      <text:p text:style-name="P9"><text:span text:style-name="T9_1">Sin</text:span><text:span text:style-name="T9_2"><text:s/></text:span><text:span text:style-name="T9_3">otro</text:span><text:span text:style-name="T9_4"><text:s/></text:span><text:span text:style-name="T9_5">particular</text:span><text:span text:style-name="T9_6"><text:s/></text:span><text:span text:style-name="T9_7">y</text:span><text:span text:style-name="T9_8"><text:s/></text:span><text:span text:style-name="T9_9">agradeciendo</text:span><text:span text:style-name="T9_10"><text:s/></text:span><text:span text:style-name="T9_11">su</text:span><text:span text:style-name="T9_12"><text:s/></text:span><text:span text:style-name="T9_13">deferencia</text:span><text:span text:style-name="T9_14"><text:s/></text:span><text:span text:style-name="T9_15">lo</text:span><text:span text:style-name="T9_16"><text:s/></text:span><text:span text:style-name="T9_17">saludo</text:span><text:span text:style-name="T9_18">/</text:span><text:span text:style-name="T9_19">a</text:span><text:span text:style-name="T9_20"><text:s/></text:span><text:span text:style-name="T9_21">atentamente</text:span><text:span text:style-name="T9_22">.</text:span></text:p>
      <text:p text:style-name="P10"><text:span text:style-name="T10_1"><text:s/></text:span></text:p>
      <text:p text:style-name="P11"><text:span text:style-name="T11_1"><text:s/></text:span></text:p>
      <text:p text:style-name="P12"><text:span text:style-name="T12_1"><text:s/></text:span></text:p>
      <text:p text:style-name="P13"><text:span text:style-name="T13_1"><text:s text:c="12"/><text:tab/><text:s text:c="59"/><text:tab/></text:span><text:span text:style-name="T13_2">&lt;<text:s/></text:span><text:span text:style-name="T13_3">tu</text:span><text:span text:style-name="T13_4"><text:s/></text:span><text:span text:style-name="T13_5">nombre</text:span><text:span text:style-name="T13_6"><text:s/>&gt;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